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  <style:text-properties fo:font-size="12pt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15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rsid="0021e4ef" officeooo:paragraph-rsid="0021e4ef"/>
    </style:style>
    <style:style style:name="P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rsid="0021e4ef" officeooo:paragraph-rsid="0021e4ef" fo:background-color="#87d1d1"/>
    </style:style>
    <style:style style:name="P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rsid="0021e4ef" officeooo:paragraph-rsid="0021e4ef" fo:background-color="#fff200"/>
    </style:style>
    <style:style style:name="T1" style:family="text">
      <style:text-properties fo:background-color="#00a65d" loext:char-shading-value="0"/>
    </style:style>
    <style:style style:name="T2" style:family="text">
      <style:text-properties fo:background-color="#00a65d" loext:char-shading-value="0"/>
    </style:style>
    <style:style style:name="T3" style:family="text">
      <style:text-properties fo:background-color="#fedcc6" loext:char-shading-value="0"/>
    </style:style>
    <style:style style:name="T4" style:family="text">
      <style:text-properties fo:background-color="#bce4e5" loext:char-shading-value="0"/>
    </style:style>
    <style:style style:name="T5" style:family="text">
      <style:text-properties fo:background-color="#bce4e5" loext:char-shading-value="0"/>
    </style:style>
    <style:style style:name="T6" style:family="text">
      <style:text-properties officeooo:rsid="001ddecb"/>
    </style:style>
    <style:style style:name="T7" style:family="text">
      <style:text-properties fo:background-color="#fff200" loext:char-shading-value="0"/>
    </style:style>
    <style:style style:name="T8" style:family="text">
      <style:text-properties fo:background-color="#fff200" loext:char-shading-value="0"/>
    </style:style>
    <style:style style:name="T9" style:family="text">
      <style:text-properties officeooo:rsid="001f4919"/>
    </style:style>
    <style:style style:name="T10" style:family="text">
      <style:text-properties officeooo:rsid="001f944a"/>
    </style:style>
    <style:style style:name="T11" style:family="text">
      <style:text-properties officeooo:rsid="0021d905"/>
    </style:style>
    <style:style style:name="T12" style:family="text">
      <style:text-properties fo:background-color="#ffffff" loext:char-shading-value="0"/>
    </style:style>
    <style:style style:name="T13" style:family="text">
      <style:text-properties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antamento de requisitos</text:p>
      <text:p text:style-name="P2"><text:s/><text:tab/>O supermercado possui um conjunto de funcionários. Cada funcionário tem uma matrícula, nome, <text:s/>CPF, <text:span text:style-name="T10">telefone</text:span>, <text:span text:style-name="T5">setor</text:span> e<text:span text:style-name="T13"> data de admissão.</text:span> Além disso um funcionário pode realizar vendas na qual serão armazenadas <text:span text:style-name="T6">código da venda,</text:span> valor, nome do <text:span text:style-name="T5">funcionário que realiza a venda</text:span>, data da venda, <text:span text:style-name="T5">forma de pagamento,</text:span> quantidade de produtos vendidos e<text:span text:style-name="T5"> quais são estes produtos</text:span>. O pagamento da venda pode ser efetuado de três formas diferentes, em dinheiro, no cartão (onde serão armazenados o número do cartão, titular, bandeira e o número de parcelas) e no cheque (onde será armazenado o número do mesmo). Caso o cliente queira pagar com o cheque é necessário que ele seja cadastrado, todo cliente cadastrado deverá ter nome, telefone, endereço e CPF. </text:p>
      <text:p text:style-name="P2"><text:tab/>O supermercado tem setores, para cada setor é armazenado nome, código e o<text:span text:style-name="T5"> funcionário que o gerencia</text:span>, também é necessário armazenar a <text:span text:style-name="T8">data de início do ingresso e da mesma forma a data de fim.</text:span></text:p>
      <text:p text:style-name="P2"><text:tab/>Um cliente cadastrado pode possuir despesas a prazo no supermercado, para isso são armazenados <text:span text:style-name="T11">o</text:span> valor da compra, data, prazo a ser pago <text:span text:style-name="T9">e</text:span> data de pagamento.</text:p>
      <text:p text:style-name="P2"><text:tab/>O supermercado possui fornecedores que abastecem o estoque do mesmo, para os produtos fornecidos são arquivados a descrição do produto, seu código de barras e o valor unitário; é preciso manter também as informações dos fornecedores, que são: CNPJ, nome, telefones e endereço(número,rua,bairro,cidade). Para o estoque é necessário guardar o id do produto, quantidade de lotes do mesmo produto, quantidade de produtos por lote, data de validade e a <text:span text:style-name="T8">data do fornecimento.</text:span></text:p>
      <text:p text:style-name="P3"/>
      <text:p text:style-name="P4">Obs:</text:p>
      <text:p text:style-name="P5">RELAÇÃO</text:p>
      <text:p text:style-name="P6">ATRIBUTO DA REL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18-07-12T22:44:01.874000000</dc:date>
    <meta:editing-duration>PT23M12S</meta:editing-duration>
    <meta:editing-cycles>2</meta:editing-cycles>
    <meta:document-statistic meta:table-count="0" meta:image-count="0" meta:object-count="0" meta:page-count="1" meta:paragraph-count="8" meta:word-count="262" meta:character-count="1622" meta:non-whitespace-character-count="1361"/>
  </office:meta>
</office:document-meta>
</file>